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immabgabe</text:p>
          </draw:text-box>
        </draw:frame>
        <draw:frame presentation:style-name="pr2" draw:text-style-name="P1" draw:layer="layout" svg:width="25.199cm" svg:height="15.193cm" svg:x="1.4cm" svg:y="4.914cm" presentation:class="subtitle" presentation:user-transformed="true">
          <draw:text-box>
            <text:list text:style-name="L2">
              <text:list-header>
                <text:p text:style-name="P1">Ablauf:</text:p>
              </text:list-header>
              <text:list-item>
                <text:p text:style-name="P1">Bundesamt für <text:span text:style-name="T1">Onlinewahlen </text:span>generiert Onetimepasswörter und schickt diese mit den Wahlunterlagen dem Wähler zu</text:p>
              </text:list-item>
              <text:list-item>
                <text:p text:style-name="P1">Passwörter werden dabei in einer Datenbank hinterlegt</text:p>
              </text:list-item>
              <text:list-item>
                <text:p text:style-name="P1">Im Wahllokal wird der richtige Stimmzettel für den Wahlkreis angezeigt</text:p>
              </text:list-item>
              <text:list-item>
                <text:p text:style-name="P1">Beim Wahlvorgang muss der Wähler das Passwort angeben, dadurch wird das Passwort entfernt und ein weiterer Wahlvorgang ausgeschlo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swert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ämtliche Zuteilungsverfahren als Höchstzahlverfahren in der Datenbank implementiert</text:p>
              </text:list-item>
              <text:list-item>
                <text:p>Die verschiedenen Analysen sind jeweils als View abgespeichert, mit jeweils einer zusätzlichen View für die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ghligh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immen werden rein auf Server generiert</text:p>
              </text:list-item>
              <text:list-item>
                <text:p>Wahlkreise können ohne weiteres auch für Vorjahre eingetragen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tichlmair</meta:initial-creator>
    <meta:creation-date>2014-01-23T13:57:06.502177629</meta:creation-date>
    <dc:date>2014-01-23T15:54:08.035286765</dc:date>
    <dc:creator>Thomas Stichlmair</dc:creator>
    <meta:editing-duration>PT24M31S</meta:editing-duration>
    <meta:editing-cycles>1</meta:editing-cycles>
    <meta:generator>LibreOffice/4.1.4.2$Linux_X86_64 LibreOffice_project/410$Build-2</meta:generator>
    <meta:document-statistic meta:object-count="36"/>
  </office:meta>
</office:document-meta>
</file>